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rint 3</text:p>
      <text:p text:style-name="P1"/>
      <text:p text:style-name="P1"/>
      <text:p text:style-name="P1"/>
      <text:p text:style-name="P1"/>
      <text:p text:style-name="P11">Backlog :</text:p>
      <text:p text:style-name="P2"/>
      <text:list xml:id="list36284370" text:style-name="L1">
        <text:list-item>
          <text:p text:style-name="P4">écriture des fonctionnalités : </text:p>
        </text:list-item>
      </text:list>
      <text:list xml:id="list36255741" text:style-name="L2">
        <text:list-item>
          <text:list>
            <text:list-item>
              <text:list>
                <text:list-item>
                  <text:list>
                    <text:list-item>
                      <text:p text:style-name="P5">état d'une ligne (incident)</text:p>
                    </text:list-item>
                    <text:list-item>
                      <text:p text:style-name="P5">stations les plus proches</text:p>
                    </text:list-item>
                    <text:list-item>
                      <text:p text:style-name="P6">état d'une station (incident)</text:p>
                    </text:list-item>
                    <text:list-item>
                      <text:p text:style-name="P6">temps de trajet entre 2 station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6257095" text:style-name="L3">
        <text:list-item>
          <text:p text:style-name="P7">écriture des tests pour les fonctionnalités du Sprint 4 </text:p>
          <text:p text:style-name="P7"/>
        </text:list-item>
      </text:list>
      <text:p text:style-name="P3"/>
      <text:p text:style-name="P11">Estimations et affectations :</text:p>
      <text:p text:style-name="P3"/>
      <text:list xml:id="list36255419" text:style-name="L4">
        <text:list-item>
          <text:p text:style-name="P8">écriture des fonctionnalités  (Cyrielle Bazart &amp; Romain Dartois) : 3h</text:p>
          <text:list>
            <text:list-item>
              <text:p text:style-name="P8">état d'une ligne (incident) </text:p>
            </text:list-item>
            <text:list-item>
              <text:p text:style-name="P8">stations les plus proches </text:p>
            </text:list-item>
            <text:list-item>
              <text:p text:style-name="P8">état d'une station (incident) </text:p>
            </text:list-item>
            <text:list-item>
              <text:p text:style-name="P8">temps de trajet entre 2 stations </text:p>
            </text:list-item>
          </text:list>
        </text:list-item>
      </text:list>
      <text:p text:style-name="P3"/>
      <text:list xml:id="list36269666" text:style-name="L5">
        <text:list-item>
          <text:p text:style-name="P9">écriture des tests pour les fonctionnalités du Sprint 4 (Jérémy Geoffroy &amp; Anthony Da Silva) : 2h</text:p>
        </text:list-item>
      </text:list>
      <text:p text:style-name="P3"/>
      <text:p text:style-name="P3"/>
      <text:p text:style-name="P11">Burndown chart :</text:p>
      <text:p text:style-name="P11"/>
      <text:p text:style-name="P2"/>
      <text:p text:style-name="P2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7T10:18:32.43</meta:creation-date>
    <dc:date>2012-05-07T16:27:07.34</dc:date>
    <meta:editing-duration>PT1H11M49S</meta:editing-duration>
    <meta:editing-cycles>5</meta:editing-cycles>
    <meta:generator>OpenOffice.org/3.3$Win32 OpenOffice.org_project/330m20$Build-9567</meta:generator>
    <dc:creator>romain dartois</dc:creator>
    <meta:document-statistic meta:table-count="0" meta:image-count="0" meta:object-count="1" meta:page-count="1" meta:paragraph-count="16" meta:word-count="99" meta:character-count="5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3</text:p>
        </chart:title>
        <chart:legend chart:legend-position="end" svg:x="13.753cm" svg:y="3.668cm" chart:style-name="ch3"/>
        <chart:plot-area chart:style-name="ch4" chart:data-source-has-labels="both" svg:x="0.762cm" svg:y="1.551cm" svg:width="12.367cm" svg:height="5.823cm">
          <chartooo:coordinate-region svg:x="1.424cm" svg:y="1.763cm" svg:width="11.042cm" svg:height="4.938cm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07/04/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3/04/1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7/04/12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